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AITING.on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ING.WAITING( PickResponseChannel pickResponse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CK.initVariable( String mexId , OPickReceive . OnMessage onMessag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PICK.offsetFromNow( Duration 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AITING.onTime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AITING.termin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AITING.onRequestRcvd( int selectorIdx , String mexId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WAITING.run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">
            <text:p text:style-name="Table_20_Contents">1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PICK.run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PICK.PICK( ActivityInfo self , ScopeFrame scope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